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962FEFCBEC44858.png" manifest:media-type="image/png"/>
  <manifest:file-entry manifest:full-path="Pictures/1000067100010262000102622E7C1B749F037BE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ritage</text:p>
          </draw:text-box>
        </draw:frame>
        <draw:frame presentation:style-name="pr2" draw:text-style-name="P2" draw:layer="layout" svg:width="25.199cm" svg:height="9.134cm" svg:x="1.4cm" svg:y="1.785cm" presentation:class="subtitle" presentation:user-transformed="true">
          <draw:text-box>
            <text:p>by</text:p>
            <text:p text:style-name="P1"><text:span text:style-name="T1">@CarstenMeyke</text:span></text:p>
            <text:p>https://github.com/cmeyke</text:p>
          </draw:text-box>
        </draw:frame>
        <draw:frame draw:style-name="gr1" draw:text-style-name="P3" draw:layer="layout" svg:width="4.914cm" svg:height="4.914cm" svg:x="11.43cm" svg:y="9.76cm">
          <draw:image xlink:href="Pictures/1000067100010262000102622E7C1B749F037BE5.svg" xlink:type="simple" xlink:show="embed" xlink:actuate="onLoad" draw:mime-type="image/svg+xml">
            <text:p/>
          </draw:image>
          <draw:image xlink:href="Pictures/10000001000002C3000002C33962FEFCBEC4485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2.19cm" svg:x="1.4cm" svg:y="0.628cm" presentation:class="subtitle">
          <draw:text-box>
            <text:p>Heritage Smart Contract and App</text:p>
            <text:p><text:a xlink:href="https://heritage-gamma.vercel.app/" xlink:type="simple">https://heritage-gamma.vercel.app/</text:a></text:p>
            <text:p/>
            <text:p>Smart wallet focused on trustless</text:p>
            <text:p>inheritance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2:03.929652407</meta:creation-date>
    <dc:date>2023-02-10T12:41:59.394626548</dc:date>
    <meta:editing-duration>PT29M52S</meta:editing-duration>
    <meta:editing-cycles>7</meta:editing-cycles>
    <meta:generator>LibreOffice/7.4.5.1$MacOSX_AARCH64 LibreOffice_project/9c0871452b3918c1019dde9bfac75448afc4b57f</meta:generator>
    <meta:document-statistic meta:object-count="29"/>
  </office:meta>
</office:document-meta>
</file>